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300000397F314C6F397A837DB.png" manifest:media-type="image/png"/>
  <manifest:file-entry manifest:full-path="Pictures/1000000100000273000003972DB70A0FB17D76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b0a" officeooo:paragraph-rsid="000f0b0a"/>
    </style:style>
    <style:style style:name="P2" style:family="paragraph" style:parent-style-name="Standard">
      <style:text-properties fo:color="#c9211e" loext:opacity="100%"/>
    </style:style>
    <style:style style:name="T1" style:family="text">
      <style:text-properties officeooo:rsid="000f0b0a"/>
    </style:style>
    <style:style style:name="T2" style:family="text">
      <style:text-properties officeooo:rsid="0010cb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2689in" svg:y="0.6917in" svg:width="6.5311in" svg:height="9.5728in" draw:z-index="0"><draw:image xlink:href="Pictures/1000000100000273000003972DB70A0FB17D76FC.png" xlink:type="simple" xlink:show="embed" xlink:actuate="onLoad" draw:mime-type="image/png"/></draw:frame><text:s text:c="5"/>1. <text:span text:style-name="T2">D</text:span>ataset1 – countries <text:s text:c="78"/><text:span text:style-name="T2">NNM22IS083</text:span></text:p>
      <text:p text:style-name="Standard"><text:s text:c="5"/></text:p>
      <text:p text:style-name="P2"/>
      <text:p text:style-name="P1"><text:soft-page-break/>2.<text:span text:style-name="T2">D</text:span>ataset2 – mobile games</text:p>
      <text:p text:style-name="Standard"/>
      <text:p text:style-name="Standard"><draw:frame draw:style-name="fr1" draw:name="Image2" text:anchor-type="char" svg:x="-0.0126in" svg:y="0.0953in" svg:width="6.5311in" svg:height="9.5728in" draw:z-index="1"><draw:image xlink:href="Pictures/100000010000027300000397F314C6F397A837DB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7:35:59.219295276</meta:creation-date>
    <dc:date>2024-08-18T17:52:18.181608628</dc:date>
    <meta:editing-duration>PT6M8S</meta:editing-duration>
    <meta:editing-cycles>1</meta:editing-cycles>
    <meta:document-statistic meta:table-count="0" meta:image-count="2" meta:object-count="0" meta:page-count="3" meta:paragraph-count="3" meta:word-count="7" meta:character-count="147" meta:non-whitespace-character-count="52"/>
    <meta:generator>LibreOffice/7.3.7.2$Linux_X86_64 LibreOffice_project/30$Build-2</meta:generator>
  </office:meta>
</office:document-meta>
</file>